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office:value-type="string" calcext:value-type="string">
            <text:p>163.32</text:p>
          </table:table-cell>
          <table:table-cell table:number-columns-repeated="2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7:15:48.0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17:19:26.985000000</dc:date>
    <meta:editing-duration>P8DT19H20M38S</meta:editing-duration>
    <meta:editing-cycles>3868</meta:editing-cycles>
    <meta:document-statistic meta:table-count="3" meta:cell-count="358" meta:object-count="0"/>
    <meta:user-defined meta:name="qrichtext">1</meta:user-defined>
  </office:meta>
</office:document-meta>
</file>